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  <style:text-properties style:font-name="Times New Roman" fo:font-size="14pt" officeooo:paragraph-rsid="000bd313" style:font-size-asian="14pt" style:font-size-complex="14pt"/>
    </style:style>
    <style:style style:name="P2" style:family="paragraph" style:parent-style-name="Standard">
      <style:paragraph-properties fo:margin-left="5.752cm" fo:line-height="150%" fo:text-align="center" style:justify-single-word="false"/>
      <style:text-properties style:font-name="Times New Roman" fo:font-size="14pt" officeooo:paragraph-rsid="000bd313" style:font-size-asian="14pt" style:font-size-complex="14pt"/>
    </style:style>
    <style:style style:name="P3" style:family="paragraph" style:parent-style-name="Standard">
      <style:paragraph-properties fo:line-height="150%" fo:text-indent="10.252cm" style:auto-text-indent="false">
        <style:tab-stops>
          <style:tab-stop style:position="16.503cm" style:type="right"/>
        </style:tab-stops>
      </style:paragraph-properties>
      <style:text-properties style:font-name="Times New Roman" fo:font-size="14pt" officeooo:paragraph-rsid="000bd313" style:font-size-asian="14pt" style:font-size-complex="14pt"/>
    </style:style>
    <style:style style:name="P4" style:family="paragraph" style:parent-style-name="Standard">
      <style:paragraph-properties fo:line-height="150%" fo:text-align="end" style:justify-single-word="false"/>
      <style:text-properties style:font-name="Times New Roman" fo:font-size="14pt" officeooo:paragraph-rsid="000bd313" style:font-size-asian="14pt" style:font-size-complex="14pt"/>
    </style:style>
    <style:style style:name="P5" style:family="paragraph" style:parent-style-name="Standard">
      <style:paragraph-properties fo:line-height="150%"/>
      <style:text-properties style:font-name="Times New Roman" fo:font-size="14pt" officeooo:paragraph-rsid="000bd313" style:font-size-asian="14pt" style:font-size-complex="14pt"/>
    </style:style>
    <style:style style:name="P6" style:family="paragraph" style:parent-style-name="Standard">
      <style:paragraph-properties fo:line-height="150%" fo:text-indent="10.252cm" style:auto-text-indent="false"/>
      <style:text-properties style:font-name="Times New Roman" fo:font-size="14pt" officeooo:paragraph-rsid="000bd313" style:font-size-asian="14pt" style:font-size-complex="14pt"/>
    </style:style>
    <style:style style:name="P7" style:family="paragraph" style:parent-style-name="Standard">
      <style:paragraph-properties fo:line-height="150%" fo:text-align="center" style:justify-single-word="false"/>
      <style:text-properties officeooo:paragraph-rsid="000bd313"/>
    </style:style>
    <style:style style:name="P8" style:family="paragraph" style:parent-style-name="Standard" style:master-page-name="">
      <loext:graphic-properties draw:fill="none"/>
      <style:paragraph-properties fo:margin-left="0cm" fo:margin-right="0cm" fo:line-height="150%" fo:text-align="start" style:justify-single-word="false" fo:text-indent="1.3cm" style:auto-text-indent="false" style:page-number="auto" fo:background-color="transparent"/>
      <style:text-properties officeooo:rsid="000bd313" officeooo:paragraph-rsid="000bd313"/>
    </style:style>
    <style:style style:name="P9" style:family="paragraph" style:parent-style-name="Standard">
      <loext:graphic-properties draw:fill="none"/>
      <style:paragraph-properties fo:margin-left="0cm" fo:margin-right="0cm" fo:line-height="150%" fo:text-align="start" style:justify-single-word="false" fo:text-indent="1.3cm" style:auto-text-indent="false" fo:background-color="transparent"/>
      <style:text-properties fo:language="en" fo:country="US" officeooo:rsid="000bd313" officeooo:paragraph-rsid="000bd313"/>
    </style:style>
    <style:style style:name="P10" style:family="paragraph" style:parent-style-name="paragraph" style:master-page-name="First_20_Page">
      <style:paragraph-properties fo:margin-top="0cm" fo:margin-bottom="0cm" style:contextual-spacing="false" fo:text-align="center" style:justify-single-word="false" style:page-number="auto" style:vertical-align="baseline"/>
      <style:text-properties officeooo:paragraph-rsid="000bd313"/>
    </style:style>
    <style:style style:name="P11" style:family="paragraph" style:parent-style-name="paragraph">
      <style:paragraph-properties fo:margin-top="0cm" fo:margin-bottom="0cm" style:contextual-spacing="false" fo:text-align="center" style:justify-single-word="false" style:vertical-align="baseline"/>
      <style:text-properties officeooo:paragraph-rsid="000bd313"/>
    </style:style>
    <style:style style:name="T1" style:family="text">
      <style:text-properties style:font-name="Times New Roman" fo:font-size="14pt" style:font-size-asian="14pt" style:font-size-complex="14pt"/>
    </style:style>
    <style:style style:name="T2" style:family="text">
      <style:text-properties style:font-name="Times New Roman" fo:font-size="14pt" officeooo:rsid="000bd313" style:font-size-asian="14pt" style:font-size-complex="14pt"/>
    </style:style>
    <style:style style:name="T3" style:family="text">
      <style:text-properties style:font-name="Times New Roman" fo:font-size="14pt" fo:language="en" fo:country="US" style:font-size-asian="14pt" style:font-size-complex="14pt"/>
    </style:style>
    <style:style style:name="T4" style:family="text">
      <style:text-properties style:font-name="Times New Roman" fo:font-size="14pt" fo:language="en" fo:country="US" officeooo:rsid="000bd313" style:font-size-asian="14pt" style:font-size-complex="14pt"/>
    </style:style>
    <style:style style:name="T5" style:family="text">
      <style:text-properties style:font-name="Times New Roman" fo:font-size="14pt" fo:language="ru" fo:country="RU" style:font-size-asian="14pt" style:font-size-complex="14pt"/>
    </style:style>
    <style:style style:name="T6" style:family="text">
      <style:text-properties fo:color="#000000" loext:opacity="100%" style:font-name="Times New Roman" fo:font-size="14pt" fo:language="ru" fo:country="RU" fo:font-weight="bold" officeooo:rsid="0010220c" fo:background-color="#ffffff" loext:char-shading-value="0" style:font-size-asian="14pt" style:font-weight-asian="bold" style:font-size-complex="14pt" style:font-weight-complex="bold"/>
    </style:style>
    <style:style style:name="T7" style:family="text">
      <style:text-properties fo:color="#000000" loext:opacity="100%" style:font-name="Times New Roman" fo:font-size="14pt" fo:language="ru" fo:country="RU" fo:font-weight="bold" officeooo:rsid="000bd313" fo:background-color="#ffffff" loext:char-shading-value="0" style:font-size-asian="14pt" style:font-weight-asian="bold" style:font-size-complex="14pt" style:font-weight-complex="bold"/>
    </style:style>
    <style:style style:name="T8" style:family="text">
      <style:text-properties fo:color="#000000" loext:opacity="100%" style:font-name="Times New Roman" fo:font-size="14pt" fo:language="en" fo:country="US" fo:font-weight="bold" officeooo:rsid="000bd313" fo:background-color="#ffffff" loext:char-shading-value="0" style:font-size-asian="14pt" style:font-weight-asian="bold" style:font-size-complex="14pt" style:font-weight-complex="bold"/>
    </style:style>
    <style:style style:name="T9" style:family="text">
      <style:text-properties fo:color="#000000" loext:opacity="100%" style:font-name="Times New Roman" fo:font-size="14pt" fo:background-color="#ffffff" loext:char-shading-value="0" style:font-size-asian="14pt" style:font-size-complex="14pt"/>
    </style:style>
    <style:style style:name="T10" style:family="text">
      <style:text-properties officeooo:rsid="00079ed0"/>
    </style:style>
    <style:style style:name="T11" style:family="text">
      <style:text-properties fo:language="ru" fo:country="RU" officeooo:rsid="00079ed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span text:style-name="normaltextrun"><text:span text:style-name="T1">Министерство науки и высшего образования Российской Федерации</text:span></text:span><text:span text:style-name="eop"><text:span text:style-name="T1"> </text:span></text:span></text:p>
      <text:p text:style-name="P11"><text:span text:style-name="normaltextrun"><text:span text:style-name="T1">«Тюменский государственный университет»</text:span></text:span><text:span text:style-name="eop"><text:span text:style-name="T1"> </text:span></text:span></text:p>
      <text:p text:style-name="P11"><text:span text:style-name="normaltextrun"><text:span text:style-name="T1">Институт математики и компьютерных наук</text:span></text:span><text:span text:style-name="eop"><text:span text:style-name="T1"> </text:span></text:span></text:p>
      <text:p text:style-name="P11"><text:span text:style-name="normaltextrun"><text:span text:style-name="T1">Кафедра информационных систем</text:span></text:span><text:span text:style-name="eop"><text:span text:style-name="T1"> </text:span>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7"><text:span text:style-name="normaltextrun"><text:span text:style-name="T6">Отчёт по лабораторной работе №</text:span></text:span><text:span text:style-name="normaltextrun"><text:span text:style-name="T8">5</text:span></text:span><text:span text:style-name="normaltextrun"><text:span text:style-name="T6"> «</text:span></text:span><text:span text:style-name="normaltextrun"><text:span text:style-name="T7">S</text:span></text:span><text:span text:style-name="normaltextrun"><text:span text:style-name="T8">moke </text:span></text:span><text:span text:style-name="normaltextrun"><text:span text:style-name="T7">тестирование сайта </text:span></text:span><text:span text:style-name="normaltextrun"><text:span text:style-name="T8">FunPay</text:span></text:span><text:span text:style-name="normaltextrun"><text:span text:style-name="T6">»</text:span></text:span><text:span text:style-name="eop"><text:span text:style-name="T9"> </text:span></text:span></text:p>
      <text:p text:style-name="P5"/>
      <text:p text:style-name="P1"/>
      <text:p text:style-name="P6">Выполнил:</text:p>
      <text:p text:style-name="P6">Студент <text:span text:style-name="T10">3</text:span> курса</text:p>
      <text:p text:style-name="P6">группы Пи 21.02,</text:p>
      <text:p text:style-name="P6">Алёшкин А.А.</text:p>
      <text:p text:style-name="P2"/>
      <text:p text:style-name="P2"/>
      <text:p text:style-name="P6">Проверил:</text:p>
      <text:p text:style-name="P6">Доцент кафедры</text:p>
      <text:p text:style-name="P3">информационных систем,</text:p>
      <text:p text:style-name="P6"><text:span text:style-name="T11">Полищук И.Н</text:span>.</text:p>
      <text:p text:style-name="P4"/>
      <text:p text:style-name="P4"/>
      <text:p text:style-name="P4"/>
      <text:p text:style-name="P4"/>
      <text:p text:style-name="P4"/>
      <text:p text:style-name="P1">Тюмень, 2023 год</text:p>
      <text:p text:style-name="P7"><text:soft-page-break/><text:span text:style-name="T2">Дымовое тестирование </text:span><text:a xlink:type="simple" xlink:href="https://funpay.com/" text:style-name="Internet_20_link" text:visited-style-name="Visited_20_Internet_20_Link"><text:span text:style-name="T4">https://funpay.com/</text:span></text:a></text:p>
      <text:p text:style-name="P8"><text:span text:style-name="T3">1. </text:span><text:span text:style-name="T5">Открытие главной формы </text:span><text:a xlink:type="simple" xlink:href="https://funpay.com/" text:style-name="Internet_20_link" text:visited-style-name="Visited_20_Internet_20_Link"><text:span text:style-name="T5">https://funpay.com/</text:span></text:a></text:p>
      <text:p text:style-name="P9"><text:span text:style-name="T1">2. </text:span><text:span text:style-name="T5">Поиск группы товаров.</text:span></text:p>
      <text:p text:style-name="P9"><text:span text:style-name="T5">3. Переход по группам товаров.</text:span></text:p>
      <text:p text:style-name="P9"><text:span text:style-name="T5">4. Поиск товара.</text:span></text:p>
      <text:p text:style-name="P9"><text:span text:style-name="T5">5. Выбор способа оплаты.</text:span></text:p>
      <text:p text:style-name="P9"><text:span text:style-name="T5">6. Покупка товара.</text:span></text:p>
      <text:p text:style-name="P9"><text:span text:style-name="T5">7. Прочтение политики авторизации.</text:span></text:p>
      <text:p text:style-name="P9"><text:span text:style-name="T5">8. Прочтение политики </text:span><text:span text:style-name="T1">cookie.</text:span></text:p>
      <text:p text:style-name="P9"><text:span text:style-name="T1">9. </text:span><text:span text:style-name="T5">Переход на форму отправки запроса.</text:span></text:p>
      <text:p text:style-name="P9"><text:span text:style-name="T5">10. Открыть блок с правилами сервиса.</text:span></text:p>
      <text:p text:style-name="P9"><text:span text:style-name="T5">11. Пройти тест для реселлеров.</text:span></text:p>
      <text:p text:style-name="P9"><text:span text:style-name="T5">12. Изменить язык сервиса.</text:span></text:p>
      <text:p text:style-name="P9"><text:span text:style-name="T5">13. изменить расчётную валюту.</text:span></text:p>
      <text:p text:style-name="P9"><text:span text:style-name="T5">14. Перейти в телеграмм канал.</text:span></text:p>
      <text:p text:style-name="P9"><text:span text:style-name="T5">15. Прочитать информацию о дизайне сайта.</text:span></text:p>
      <text:p text:style-name="P9"><text:span text:style-name="T5">16. Поиск товара среди продавцов, которые в сети.</text:span></text:p>
      <text:p text:style-name="P9"><text:span text:style-name="T5">17. Выставить товар на продажу.</text:span></text:p>
      <text:p text:style-name="P9"><text:span text:style-name="T5">18. Перейти в личный кабинет.</text:span></text:p>
      <text:p text:style-name="P9"><text:span text:style-name="T5">19. Перейти к списку кошельков.</text:span></text:p>
      <text:p text:style-name="P9"><text:span text:style-name="T5">20. Изучить историю покупок.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paragraph" style:family="paragraph" style:parent-style-name="Standard">
      <style:paragraph-properties fo:margin-top="0.494cm" fo:margin-bottom="0.494cm" style:contextual-spacing="false"/>
    </style:style>
    <style:style style:name="Default_20_Paragraph_20_Font_20__28_WW_29_" style:display-name="Default Paragraph Font (WW)" style:family="text"/>
    <style:style style:name="normaltextrun" style:family="text" style:parent-style-name="Default_20_Paragraph_20_Font_20__28_WW_29_"/>
    <style:style style:name="eop" style:family="text" style:parent-style-name="Default_20_Paragraph_20_Font_20__28_WW_29_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50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08T17:55:55.791000000</meta:creation-date>
    <dc:date>2023-11-08T18:09:29.483000000</dc:date>
    <meta:editing-duration>PT13M34S</meta:editing-duration>
    <meta:editing-cycles>1</meta:editing-cycles>
    <meta:document-statistic meta:table-count="0" meta:image-count="0" meta:object-count="0" meta:page-count="2" meta:paragraph-count="35" meta:word-count="144" meta:character-count="1023" meta:non-whitespace-character-count="909"/>
    <meta:generator>LibreOffice/7.6.2.1$Windows_X86_64 LibreOffice_project/56f7684011345957bbf33a7ee678afaf4d2ba333</meta:generator>
  </office:meta>
</office:document-meta>
</file>